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1pt" officeooo:rsid="00119883" officeooo:paragraph-rsid="00119883" style:font-size-asian="9.60000038146973pt" style:font-size-complex="11pt"/>
    </style:style>
    <style:style style:name="P2" style:family="paragraph" style:parent-style-name="Standard">
      <style:paragraph-properties fo:break-before="page"/>
      <style:text-properties style:font-name="Open Sans" fo:font-size="11pt" officeooo:rsid="00119883" officeooo:paragraph-rsid="00119883" style:font-size-asian="9.60000038146973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3.m</text:p>
      <text:p text:style-name="P1">% Chandrasekar Swaminathan</text:p>
      <text:p text:style-name="P1">% swaminathan.42@osu.edu</text:p>
      <text:p text:style-name="P1">% CSE5524 - HW3</text:p>
      <text:p text:style-name="P1">% 9/6/2016</text:p>
      <text:p text:style-name="P1">mkdir 'out';</text:p>
      <text:p text:style-name="P1">% Problem 1</text:p>
      <text:p text:style-name="P1">% generating gaussian pyramid </text:p>
      <text:p text:style-name="P1">% 4-Level guassian pyramid, assuming original image is level 1</text:p>
      <text:p text:style-name="P1">pyramid_img = generate_gaussian_pyramid(rgb2gray(imread('images\\glados.jpg')), 4);</text:p>
      <text:p text:style-name="P1">imagesc(pyramid_img), text(size(pyramid_img, 2) - 180, size(pyramid_img, 1) - 30, '4L Gaussian pyramid', 'Color', 'Yellow', 'BackgroundColor', 'Black', 'EdgeColor', 'White'), axis('image'), colormap('gray');</text:p>
      <text:p text:style-name="P1">save_current_frame('out\\gaussian_level4.jpeg');</text:p>
      <text:p text:style-name="P1">pause;</text:p>
      <text:p text:style-name="P1">% 5-Level guassian pyramid, assuming original image is level 1</text:p>
      <text:p text:style-name="P1">pyramid_img = generate_gaussian_pyramid(rgb2gray(imread('images\\glados.jpg')), 5);</text:p>
      <text:p text:style-name="P1">imagesc(pyramid_img), text(size(pyramid_img, 2) - 180, size(pyramid_img, 1) - 15, '5L Gaussian pyramid', 'Color', 'Yellow', 'BackgroundColor', 'Black', 'EdgeColor', 'White'), axis('image'), colormap('gray');</text:p>
      <text:p text:style-name="P1">save_current_frame('out\\gaussian_level5.jpeg');</text:p>
      <text:p text:style-name="P1">pause;</text:p>
      <text:p text:style-name="P1"/>
      <text:p text:style-name="P1">% 4-level laplacian pyramid, assuming original image is level 1</text:p>
      <text:p text:style-name="P1">generate_laplacian_pyramid(rgb2gray(imread('images\\glados.jpg')),4);</text:p>
      <text:p text:style-name="P1"/>
      <text:p text:style-name="P1">% expand image</text:p>
      <text:p text:style-name="P1">level1 = imread('images\laplacian-error-image-level-1.jpeg');</text:p>
      <text:p text:style-name="P1">level2 = imread('images\laplacian-error-image-level-2.jpeg');</text:p>
      <text:p text:style-name="P1">level3 = imread('images\laplacian-error-image-level-3.jpeg');</text:p>
      <text:p text:style-name="P1">level4 = imread('images\laplacian-image-level-4.jpeg');</text:p>
      <text:p text:style-name="P1">image_so_far = expand_image(level4, level3);</text:p>
      <text:p text:style-name="P1">image_so_far = expand_image(image_so_far, level2);</text:p>
      <text:p text:style-name="P1">image_so_far = expand_image(image_so_far, level1);</text:p>
      <text:p text:style-name="P1">imagesc(image_so_far), axis('image'), colormap('gray');</text:p>
      <text:p text:style-name="P1">pause;</text:p>
      <text:p text:style-name="P1"/>
      <text:p text:style-name="P1">% Problem 2</text:p>
      <text:p text:style-name="P1">background_subtraction_1;</text:p>
      <text:p text:style-name="P1"/>
      <text:p text:style-name="P1">% Problem 3</text:p>
      <text:p text:style-name="P1">background_subtraction_2;</text:p>
      <text:p text:style-name="P1"/>
      <text:p text:style-name="P1">% Problem 4</text:p>
      <text:p text:style-name="P1">dilated_image = dilate(read_indexed_bmp('images\\walk.bmp'));</text:p>
      <text:p text:style-name="P1"><text:soft-page-break/>imshow(dilated_image);</text:p>
      <text:p text:style-name="P1">imwrite(dilated_image, 'out\DilatedImage.jpeg');</text:p>
      <text:p text:style-name="P1">pause;</text:p>
      <text:p text:style-name="P1"/>
      <text:p text:style-name="P1">% Problem 5</text:p>
      <text:p text:style-name="P1">[binary, gray] = largest_component();</text:p>
      <text:p text:style-name="P1">imshow(binary);</text:p>
      <text:p text:style-name="P1">pause;</text:p>
      <text:p text:style-name="P1">imshow(gray);</text:p>
      <text:p text:style-name="P1">imwrite(binary, 'out\LargestBinaryComponent.jpeg');</text:p>
      <text:p text:style-name="P1">imwrite(gray, 'out\LargestGrayComponent.jpeg');</text:p>
      <text:p text:style-name="P1"/>
      <text:p text:style-name="P1">apply_separable_gaussian_filter.m</text:p>
      <text:p text:style-name="P1">function [FilteredImage] = apply_separable_gaussian_filter(Image, sigma) </text:p>
      <text:p text:style-name="P1"><text:s text:c="4"/>size = 2 * ceil(3*sigma) + 1;</text:p>
      <text:p text:style-name="P1"><text:s text:c="4"/>Gx = fspecial('gaussian', [1 size], sigma);</text:p>
      <text:p text:style-name="P1"><text:s text:c="4"/>Gy = fspecial('gaussian', [size 1], sigma);</text:p>
      <text:p text:style-name="P1"><text:s text:c="4"/>FilteredImage = imfilter(imfilter(Image, Gx), Gy, 'replicate');</text:p>
      <text:p text:style-name="P1">end</text:p>
      <text:p text:style-name="P1"/>
      <text:p text:style-name="P1">background_subtraction_1.m</text:p>
      <text:p text:style-name="P1">function [] = background_subtraction_1 ()</text:p>
      <text:p text:style-name="P1"><text:s text:c="4"/>background = load_all_images;</text:p>
      <text:p text:style-name="P1"><text:s text:c="4"/>avg_background=mean(background,3);</text:p>
      <text:p text:style-name="P1"><text:s text:c="4"/>image = read_indexed_bmp('images\\walk.bmp');</text:p>
      <text:p text:style-name="P1"><text:s text:c="4"/>for T = 0.0:0.1:0.9</text:p>
      <text:p text:style-name="P1"><text:s text:c="8"/>diff = abs(image-avg_background) &gt; T;</text:p>
      <text:p text:style-name="P1"><text:s text:c="8"/>imshow(diff);</text:p>
      <text:p text:style-name="P1"><text:s text:c="8"/>text(10, 20, sprintf('Threshold : %g', T), 'Color', 'Yellow', 'FontSize', 14, 'EdgeColor', 'white', 'BackgroundColor', 'Black');</text:p>
      <text:p text:style-name="P1"><text:s text:c="8"/>save_current_frame(sprintf('out\\bg-1-%g.jpg', T));</text:p>
      <text:p text:style-name="P1"><text:s text:c="8"/>pause;</text:p>
      <text:p text:style-name="P1"><text:s text:c="4"/>end</text:p>
      <text:p text:style-name="P1"><text:s text:c="4"/>close all;</text:p>
      <text:p text:style-name="P1">end</text:p>
      <text:p text:style-name="P1"/>
      <text:p text:style-name="P2">background_subtraction_2.m</text:p>
      <text:p text:style-name="P1">function [] = background_subtraction_2 ()</text:p>
      <text:p text:style-name="P1"><text:s text:c="4"/>image = read_indexed_bmp('images\\walk.bmp');</text:p>
      <text:p text:style-name="P1"><text:s text:c="4"/>mahalanobis_dist = mahalanobis(image);</text:p>
      <text:p text:style-name="P1"><text:s text:c="4"/>mkdir('out');</text:p>
      <text:p text:style-name="P1"><text:s text:c="4"/>for T = 0.0:0.1:3.0</text:p>
      <text:p text:style-name="P1"><text:s text:c="8"/>thresholded = mahalanobis_dist &gt; (T^2);</text:p>
      <text:p text:style-name="P1"><text:s text:c="8"/>imshow(thresholded);</text:p>
      <text:p text:style-name="P1"><text:s text:c="8"/>text(10, 20, sprintf('Threshold : %g^2', T), 'Color', 'Yellow', 'FontSize', 14, 'EdgeColor', 'white', 'BackgroundColor', 'Black');</text:p>
      <text:p text:style-name="P1"><text:s text:c="8"/>save_current_frame(sprintf('out\\bg-2-%g.jpg', T));</text:p>
      <text:p text:style-name="P1"><text:s text:c="8"/>pause;</text:p>
      <text:p text:style-name="P1"><text:s text:c="4"/>end</text:p>
      <text:p text:style-name="P1"><text:s text:c="4"/>close all;</text:p>
      <text:p text:style-name="P1">end</text:p>
      <text:p text:style-name="P1"/>
      <text:p text:style-name="P1">dilate.m</text:p>
      <text:p text:style-name="P1">function [Dil] = dilate (image)</text:p>
      <text:p text:style-name="P1"><text:s text:c="4"/>mahalanobis_dist = mahalanobis(image);</text:p>
      <text:p text:style-name="P1"><text:s text:c="4"/>thresholded = mahalanobis_dist &gt; (2.85^2);</text:p>
      <text:p text:style-name="P1"><text:s text:c="4"/>Dil = bwmorph(thresholded, 'dilate');</text:p>
      <text:p text:style-name="P1">end</text:p>
      <text:p text:style-name="P1"/>
      <text:p text:style-name="P1">expand_image.m</text:p>
      <text:p text:style-name="P1">function [expanded_image] = expand_image(image_so_far, next_level)</text:p>
      <text:p text:style-name="P1"><text:s text:c="4"/>expanded_image = next_level + imresize(image_so_far, 'bilinear', 'OutputSize', size(next_level), 'Antialiasing', false, 'Dither', false, 'Colormap', 'original');</text:p>
      <text:p text:style-name="P1">end</text:p>
      <text:p text:style-name="P1"/>
      <text:p text:style-name="P1">generate_gaussian_pyramid.m</text:p>
      <text:p text:style-name="P1">function [gaussian_pyramid] = generate_gaussian_pyramid(baseImage, levels)</text:p>
      <text:p text:style-name="P1"><text:s text:c="4"/>row_offset = 1;</text:p>
      <text:p text:style-name="P1"><text:s text:c="4"/>col_offset = 1;</text:p>
      <text:p text:style-name="P1"><text:s text:c="4"/>gaussian_pyramid = zeros(floor(size(baseImage,1)/2), floor(size(baseImage,2)/2));</text:p>
      <text:p text:style-name="P1"><text:s text:c="4"/>scaled_down_image=baseImage;</text:p>
      <text:p text:style-name="P1"><text:s text:c="4"/>for n=2:levels</text:p>
      <text:p text:style-name="P1"><text:s text:c="8"/>scaled_down_image = reduce_gaussian(scaled_down_image);</text:p>
      <text:p text:style-name="P1"><text:s text:c="8"/>nrows = size(scaled_down_image,1);</text:p>
      <text:p text:style-name="P1"><text:s text:c="8"/>ncols = size(scaled_down_image,2);</text:p>
      <text:p text:style-name="P1"><text:s text:c="8"/>gaussian_pyramid(row_offset:(nrows+row_offset-1), col_offset:(ncols+col_offset-1)) = scaled_down_image;</text:p>
      <text:p text:style-name="P1"><text:s text:c="8"/>imwrite(scaled_down_image, sprintf('gaussian-pyramid-image-level-%d.png', n)); </text:p>
      <text:p text:style-name="P1"><text:s text:c="8"/>if n == 2 </text:p>
      <text:p text:style-name="P1"><text:s text:c="12"/>col_offset=col_offset+ncols;</text:p>
      <text:p text:style-name="P1"><text:s text:c="8"/>else</text:p>
      <text:p text:style-name="P1"><text:soft-page-break/><text:s text:c="12"/>row_offset=row_offset+nrows;</text:p>
      <text:p text:style-name="P1"><text:s text:c="8"/>end</text:p>
      <text:p text:style-name="P1"><text:s text:c="4"/>end </text:p>
      <text:p text:style-name="P1">end</text:p>
      <text:p text:style-name="P1"/>
      <text:p text:style-name="P1">generate_laplacian_error.m</text:p>
      <text:p text:style-name="P1">function [laplacian_error_image, next_level_gaussian] = generate_laplacian_error (image) </text:p>
      <text:p text:style-name="P1"><text:s text:c="4"/>reduced_image = reduce_gaussian(image);</text:p>
      <text:p text:style-name="P1"><text:s text:c="4"/>approx_image = imresize(reduced_image, 2, 'bilinear', 'OutputSize', size(image), 'Antialiasing', false, 'Dither', false, 'Colormap', 'original');</text:p>
      <text:p text:style-name="P1"><text:s text:c="4"/>laplacian_error_image = image - approx_image;</text:p>
      <text:p text:style-name="P1"><text:s text:c="4"/>next_level_gaussian = reduced_image;</text:p>
      <text:p text:style-name="P1">end</text:p>
      <text:p text:style-name="P1"/>
      <text:p text:style-name="P1">generate_laplacian_pyramid.m</text:p>
      <text:p text:style-name="P1">function [] = generate_laplacian_pyramid (image, levels) </text:p>
      <text:p text:style-name="P1"><text:s text:c="4"/>next_level_gaussian_image = image;</text:p>
      <text:p text:style-name="P1"><text:s text:c="4"/>for n=1:levels-1</text:p>
      <text:p text:style-name="P1"><text:s text:c="8"/>[laplacian_error_image, next_level_gaussian_image] = generate_laplacian_error(next_level_gaussian_image);</text:p>
      <text:p text:style-name="P1"><text:s text:c="8"/>imwrite(laplacian_error_image, sprintf('out\\laplacian-error-image-level-%d.jpeg', n));</text:p>
      <text:p text:style-name="P1"><text:s text:c="8"/>imagesc(laplacian_error_image), axis('image'), colormap('gray');</text:p>
      <text:p text:style-name="P1"><text:s text:c="8"/>pause;</text:p>
      <text:p text:style-name="P1"><text:s text:c="4"/>end</text:p>
      <text:p text:style-name="P1"><text:s text:c="4"/>imwrite(next_level_gaussian_image, sprintf('out\\laplacian-image-level-%d.jpg', levels));</text:p>
      <text:p text:style-name="P1"><text:s text:c="4"/>imagesc(next_level_gaussian_image), axis('image'), colormap('gray');</text:p>
      <text:p text:style-name="P1"><text:s text:c="4"/>pause;</text:p>
      <text:p text:style-name="P1">end</text:p>
      <text:p text:style-name="P1"/>
      <text:p text:style-name="P2">largest_component.m</text:p>
      <text:p text:style-name="P1">function [LargestComponentBinary, LargestComponentOrig] = largest_component () </text:p>
      <text:p text:style-name="P1"><text:s text:c="4"/>orig_img = read_indexed_bmp('images\\walk.bmp');</text:p>
      <text:p text:style-name="P1"><text:s text:c="4"/>dilated_img = dilate(orig_img);</text:p>
      <text:p text:style-name="P1"><text:s text:c="4"/>[Label_img, num] = bwlabel(dilated_img, 8);</text:p>
      <text:p text:style-name="P1"><text:s text:c="4"/>num_of_hist_bins = num + 1; </text:p>
      <text:p text:style-name="P1">% <text:s text:c="2"/>get the frequency of each label in the labelled image.</text:p>
      <text:p text:style-name="P1"><text:s text:c="4"/>hist_counts = histcounts(Label_img, 1:num_of_hist_bins);</text:p>
      <text:p text:style-name="P1">% <text:s text:c="2"/>the most frequent label represents the largest component in the image</text:p>
      <text:p text:style-name="P1"><text:s text:c="4"/>most_frequent_label = find(hist_counts == <text:s/>max(hist_counts));</text:p>
      <text:p text:style-name="P1">% <text:s text:c="2"/>get the rows and columns containing the most frequent label</text:p>
      <text:p text:style-name="P1"><text:s text:c="4"/>[r,c] = find(Label_img == most_frequent_label);</text:p>
      <text:p text:style-name="P1"><text:s text:c="4"/>LargestComponentBinary = Label_img(min(r):max(r), min(c):max(c));</text:p>
      <text:p text:style-name="P1"><text:s text:c="4"/>LargestComponentOrig = orig_img(min(r):max(r), min(c):max(c));</text:p>
      <text:p text:style-name="P1">end</text:p>
      <text:p text:style-name="P1"/>
      <text:p text:style-name="P1"/>
      <text:p text:style-name="P1">load_all_images.m</text:p>
      <text:p text:style-name="P1">function [Img] = load_all_images() </text:p>
      <text:p text:style-name="P1"><text:s text:c="4"/>Img = zeros(240, 320, 30);</text:p>
      <text:p text:style-name="P1"><text:s text:c="4"/>for n=1:29</text:p>
      <text:p text:style-name="P1"><text:s text:c="8"/>Img(:,:,n) = read_indexed_bmp(sprintf('images\\bg%03d.bmp', n));</text:p>
      <text:p text:style-name="P1"><text:s text:c="4"/>end</text:p>
      <text:p text:style-name="P1">end</text:p>
      <text:p text:style-name="P1"/>
      <text:p text:style-name="P1">mahalanobis.m</text:p>
      <text:p text:style-name="P1">function [Maha] = mahalanobis(image) </text:p>
      <text:p text:style-name="P1"><text:s text:c="4"/>background = load_all_images;</text:p>
      <text:p text:style-name="P1"><text:s text:c="4"/>avg_background=mean(background,3);</text:p>
      <text:p text:style-name="P1"><text:s text:c="4"/>std_dev_background = std(background, 1, 3);</text:p>
      <text:p text:style-name="P1"><text:s text:c="4"/>Maha = ((image-avg_background)./std_dev_background).^2;</text:p>
      <text:p text:style-name="P1">end</text:p>
      <text:p text:style-name="P1"/>
      <text:p text:style-name="P1">read_indexed_bmp.m</text:p>
      <text:p text:style-name="P1">function [image] = read_indexed_bmp (image_location) </text:p>
      <text:p text:style-name="P1"><text:s text:c="4"/>[image, map] = imread(image_location);</text:p>
      <text:p text:style-name="P1"><text:s text:c="4"/>image = rgb2gray(ind2rgb(image, map));</text:p>
      <text:p text:style-name="P1">end</text:p>
      <text:p text:style-name="P1"/>
      <text:p text:style-name="P1">reduce_gaussian.m</text:p>
      <text:p text:style-name="P1">function [reduced_image] = reduce_gaussian (img) </text:p>
      <text:p text:style-name="P1"><text:s text:c="4"/>gauss_filt = apply_separable_gaussian_filter(img, 0.4);</text:p>
      <text:p text:style-name="P1"><text:s text:c="4"/>dim = size(img);</text:p>
      <text:p text:style-name="P1"><text:s text:c="4"/>reduced_image = gauss_filt(1:2:dim(1), 1:2:dim(2));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03:36.238000000</meta:creation-date>
    <dc:date>2016-09-13T14:07:15.299000000</dc:date>
    <meta:editing-duration>PT3M39S</meta:editing-duration>
    <meta:editing-cycles>1</meta:editing-cycles>
    <meta:document-statistic meta:table-count="0" meta:image-count="0" meta:object-count="0" meta:page-count="5" meta:paragraph-count="170" meta:word-count="585" meta:character-count="6986" meta:non-whitespace-character-count="6115"/>
    <meta:generator>LibreOffice/5.2.0.4$Windows_x86 LibreOffice_project/066b007f5ebcc236395c7d282ba488bca6720265</meta:generator>
  </office:meta>
</office:document-meta>
</file>